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achlieli CLM1" svg:font-family="'Nachlieli CLM'"/>
    <style:font-face style:name="DejaVu Sans Mono" svg:font-family="'DejaVu Sans Mono'"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6.9097in" table:align="right"/>
    </style:style>
    <style:style style:name="Table7.A" style:family="table-column">
      <style:table-column-properties style:column-width="6.9097in"/>
    </style:style>
    <style:style style:name="Table7.A1" style:family="table-cell">
      <style:table-cell-properties fo:padding="0.0382in" fo:border="0.05pt solid #000000"/>
    </style:style>
    <style:style style:name="Table7.2" style:family="table-row">
      <style:table-row-properties style:min-row-height="0.2611in"/>
    </style:style>
    <style:style style:name="Table7.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8" style:family="table">
      <style:table-properties style:width="6.9097in" table:align="right"/>
    </style:style>
    <style:style style:name="Table8.A" style:family="table-column">
      <style:table-column-properties style:column-width="6.9097in"/>
    </style:style>
    <style:style style:name="Table8.A1" style:family="table-cell">
      <style:table-cell-properties fo:padding="0.0382in" fo:border="0.05pt solid #000000"/>
    </style:style>
    <style:style style:name="Table8.2" style:family="table-row">
      <style:table-row-properties style:min-row-height="0.2611in"/>
    </style:style>
    <style:style style:name="Table8.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9" style:family="table">
      <style:table-properties style:width="6.9097in" table:align="right"/>
    </style:style>
    <style:style style:name="Table9.A" style:family="table-column">
      <style:table-column-properties style:column-width="6.9097in"/>
    </style:style>
    <style:style style:name="Table9.A1" style:family="table-cell">
      <style:table-cell-properties fo:padding="0.0382in" fo:border="0.05pt solid #000000"/>
    </style:style>
    <style:style style:name="Table9.2" style:family="table-row">
      <style:table-row-properties style:min-row-height="0.2611in"/>
    </style:style>
    <style:style style:name="Table9.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0" style:family="table">
      <style:table-properties style:width="6.9097in" table:align="right"/>
    </style:style>
    <style:style style:name="Table10.A" style:family="table-column">
      <style:table-column-properties style:column-width="6.9097in"/>
    </style:style>
    <style:style style:name="Table10.A1" style:family="table-cell">
      <style:table-cell-properties fo:padding="0.0382in" fo:border="0.05pt solid #000000"/>
    </style:style>
    <style:style style:name="Table10.2" style:family="table-row">
      <style:table-row-properties style:min-row-height="0.2611in"/>
    </style:style>
    <style:style style:name="Table10.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9097in" table:align="right"/>
    </style:style>
    <style:style style:name="Table6.A" style:family="table-column">
      <style:table-column-properties style:column-width="6.9097in"/>
    </style:style>
    <style:style style:name="Table6.A1" style:family="table-cell">
      <style:table-cell-properties fo:padding="0.0382in" fo:border="0.05pt solid #000000"/>
    </style:style>
    <style:style style:name="Table6.2" style:family="table-row">
      <style:table-row-properties style:min-row-height="0.2611in"/>
    </style:style>
    <style:style style:name="Table6.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1" style:family="table">
      <style:table-properties style:width="6.9097in" table:align="right"/>
    </style:style>
    <style:style style:name="Table11.A" style:family="table-column">
      <style:table-column-properties style:column-width="6.9097in"/>
    </style:style>
    <style:style style:name="Table11.A1" style:family="table-cell">
      <style:table-cell-properties fo:padding="0.0382in" fo:border="0.05pt solid #000000"/>
    </style:style>
    <style:style style:name="Table11.2" style:family="table-row">
      <style:table-row-properties style:min-row-height="0.2611in"/>
    </style:style>
    <style:style style:name="Table11.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 style:family="table">
      <style:table-properties style:width="6.9097in" table:align="right"/>
    </style:style>
    <style:style style:name="Table1.A" style:family="table-column">
      <style:table-column-properties style:column-width="6.9097in"/>
    </style:style>
    <style:style style:name="Table1.A1" style:family="table-cell">
      <style:table-cell-properties fo:padding="0.0382in" fo:border="0.05pt solid #000000"/>
    </style:style>
    <style:style style:name="Table1.2" style:family="table-row">
      <style:table-row-properties style:min-row-height="0.2611in"/>
    </style:style>
    <style:style style:name="Table1.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 style:family="table">
      <style:table-properties style:width="6.9097in" table:align="right"/>
    </style:style>
    <style:style style:name="Table2.A" style:family="table-column">
      <style:table-column-properties style:column-width="6.9097in"/>
    </style:style>
    <style:style style:name="Table2.A1" style:family="table-cell">
      <style:table-cell-properties fo:padding="0.0382in" fo:border="0.05pt solid #000000"/>
    </style:style>
    <style:style style:name="Table2.2" style:family="table-row">
      <style:table-row-properties style:min-row-height="0.2611in"/>
    </style:style>
    <style:style style:name="Table2.A2" style:family="table-cell">
      <style:table-cell-properties fo:background-color="#dddddd"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7ec52" officeooo:paragraph-rsid="0017ec52"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text-line-through-style="none" style:text-line-through-type="none" style:font-name="DejaVu Sans" fo:font-size="12pt" style:text-underline-style="none" fo:font-weight="normal" officeooo:rsid="0017ec52" officeooo:paragraph-rsid="0017ec52"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aeb29" officeooo:paragraph-rsid="001aeb29"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9d000" officeooo:paragraph-rsid="0017ec52"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9d000" officeooo:paragraph-rsid="0019d000"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b9273" officeooo:paragraph-rsid="001b9273"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a29c" officeooo:paragraph-rsid="001da29c"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80dff7" officeooo:paragraph-rsid="0080dff7"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471dda" officeooo:paragraph-rsid="004ce2e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text-line-through-style="none" style:text-line-through-type="none" style:font-name="DejaVu Sans" fo:font-size="12pt" style:text-underline-style="solid" style:text-underline-width="auto" style:text-underline-color="font-color" fo:font-weight="bold" officeooo:rsid="0019d000" officeooo:paragraph-rsid="0019d000"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56cb4e" officeooo:paragraph-rsid="0056cb4e"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58868a" officeooo:paragraph-rsid="0058868a"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7b57c3" officeooo:paragraph-rsid="007b57c3"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596a34" officeooo:paragraph-rsid="00596a34"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596a34" officeooo:paragraph-rsid="005fd376" style:font-size-asian="14pt" style:font-weight-asian="normal" style:font-size-complex="16pt" style:font-weight-complex="normal"/>
    </style:style>
    <style:style style:name="P16" style:family="paragraph" style:parent-style-name="Standard">
      <style:paragraph-properties fo:text-align="center" style:justify-single-word="false"/>
      <style:text-properties style:text-line-through-style="none" style:text-line-through-type="none" style:font-name="DejaVu Sans" fo:font-size="16pt" style:text-underline-style="none" fo:font-weight="bold" officeooo:rsid="00167286" officeooo:paragraph-rsid="0056cb4e" style:font-size-asian="14pt" style:font-weight-asian="bold" style:font-size-complex="16pt" style:font-weight-complex="bold"/>
    </style:style>
    <style:style style:name="P17" style:family="paragraph" style:parent-style-name="Standard">
      <style:paragraph-properties fo:text-align="center" style:justify-single-word="false"/>
      <style:text-properties style:text-line-through-style="none" style:text-line-through-type="none" style:font-name="DejaVu Sans" fo:font-size="40pt" style:text-underline-style="none" fo:font-weight="bold" officeooo:rsid="00167286" officeooo:paragraph-rsid="0056cb4e" style:font-size-asian="40pt" style:font-weight-asian="bold" style:font-size-complex="40pt" style:font-weight-complex="bold"/>
    </style:style>
    <style:style style:name="P18" style:family="paragraph" style:parent-style-name="Standard">
      <style:paragraph-properties fo:text-align="center" style:justify-single-word="false"/>
      <style:text-properties style:text-line-through-style="none" style:text-line-through-type="none" style:font-name="DejaVu Sans" fo:font-size="32pt" style:text-underline-style="none" fo:font-weight="bold" officeooo:rsid="00167286" officeooo:paragraph-rsid="0056cb4e" style:font-size-asian="32pt" style:font-weight-asian="bold" style:font-size-complex="32pt" style:font-weight-complex="bold"/>
    </style:style>
    <style:style style:name="P19" style:family="paragraph" style:parent-style-name="Standard">
      <style:paragraph-properties fo:text-align="center" style:justify-single-word="false"/>
      <style:text-properties style:text-line-through-style="none" style:text-line-through-type="none" style:font-name="DejaVu Sans" fo:font-size="20pt" style:text-underline-style="none" fo:font-weight="normal" officeooo:rsid="0017ec52" officeooo:paragraph-rsid="0056cb4e" style:font-size-asian="20pt" style:font-weight-asian="normal" style:font-size-complex="20pt" style:font-weight-complex="normal"/>
    </style:style>
    <style:style style:name="P20" style:family="paragraph" style:parent-style-name="Standard">
      <style:paragraph-properties fo:text-align="center" style:justify-single-word="false"/>
      <style:text-properties style:text-line-through-style="none" style:text-line-through-type="none" style:font-name="DejaVu Sans" fo:font-size="54pt" style:text-underline-style="none" fo:font-weight="bold" officeooo:rsid="007b57c3" officeooo:paragraph-rsid="007b57c3" style:font-size-asian="54pt" style:font-weight-asian="bold" style:font-size-complex="54pt" style:font-weight-complex="bold"/>
    </style:style>
    <style:style style:name="P21" style:family="paragraph" style:parent-style-name="Standard">
      <style:paragraph-properties fo:text-align="center" style:justify-single-word="false"/>
      <style:text-properties style:text-line-through-style="none" style:text-line-through-type="none" style:font-name="DejaVu Sans" fo:font-size="24pt" style:text-underline-style="none" fo:font-weight="bold" officeooo:rsid="007b57c3" officeooo:paragraph-rsid="007b57c3" style:font-size-asian="24pt" style:font-weight-asian="bold" style:font-size-complex="24pt" style:font-weight-complex="bold"/>
    </style:style>
    <style:style style:name="P22"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359ef5" officeooo:paragraph-rsid="00359ef5" style:font-size-asian="14pt" style:font-weight-asian="bold" style:font-size-complex="14pt" style:font-weight-complex="bold"/>
    </style:style>
    <style:style style:name="P23"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da29c" officeooo:paragraph-rsid="001da29c" style:font-size-asian="14pt" style:font-weight-asian="bold" style:font-size-complex="14pt" style:font-weight-complex="bold"/>
    </style:style>
    <style:style style:name="P24"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7ec52" officeooo:paragraph-rsid="0017ec52" style:font-size-asian="14pt" style:font-weight-asian="bold" style:font-size-complex="14pt" style:font-weight-complex="bold"/>
    </style:style>
    <style:style style:name="P25"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b9273" officeooo:paragraph-rsid="001b9273"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5fd4" officeooo:paragraph-rsid="001d5fd4"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86fe75" officeooo:paragraph-rsid="001da29c"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9d000" officeooo:paragraph-rsid="0017ec52"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80dff7" officeooo:paragraph-rsid="0080dff7"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8f9c50" officeooo:paragraph-rsid="008f9c50"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8fc2d4"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8fc69f"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917da0"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96488d"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9c4b97"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9df7d6"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b405e1"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bf1106"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8fcb7c" officeooo:paragraph-rsid="008fcb7c"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59ef5" officeooo:paragraph-rsid="00359ef5"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a405d1" officeooo:paragraph-rsid="00a405d1"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4ce2e7" officeooo:paragraph-rsid="00c21df7"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text-line-through-style="none" style:text-line-through-type="none" style:font-name="DejaVu Sans" fo:font-size="14pt" style:text-underline-style="solid" style:text-underline-width="auto" style:text-underline-color="font-color" fo:font-weight="bold" officeooo:rsid="004ce2e7" officeooo:paragraph-rsid="009df7d6" style:font-size-asian="14pt" style:font-weight-asian="bold" style:font-size-complex="14pt" style:font-weight-complex="bold"/>
    </style:style>
    <style:style style:name="P44" style:family="paragraph" style:parent-style-name="Standard">
      <style:paragraph-properties fo:text-align="start" style:justify-single-word="false"/>
      <style:text-properties style:text-line-through-style="none" style:text-line-through-type="none" style:font-name="DejaVu Sans" fo:font-size="14pt" style:text-underline-style="solid" style:text-underline-width="auto" style:text-underline-color="font-color" fo:font-weight="bold" officeooo:rsid="00b2c1ff" officeooo:paragraph-rsid="00b2c1ff" style:font-size-asian="14pt" style:font-weight-asian="bold" style:font-size-complex="14pt" style:font-weight-complex="bold"/>
    </style:style>
    <style:style style:name="P45" style:family="paragraph" style:parent-style-name="Standard">
      <style:paragraph-properties fo:text-align="start" style:justify-single-word="false"/>
      <style:text-properties style:text-line-through-style="none" style:text-line-through-type="none" style:font-name="DejaVu Sans" fo:font-size="14pt" style:text-underline-style="solid" style:text-underline-width="auto" style:text-underline-color="font-color" fo:font-weight="bold" officeooo:rsid="00b405e1" officeooo:paragraph-rsid="00b405e1" style:font-size-asian="14pt" style:font-weight-asian="bold" style:font-size-complex="14pt" style:font-weight-complex="bold"/>
    </style:style>
    <style:style style:name="P46"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8fc2d4" style:font-size-asian="8.75pt" style:font-weight-asian="normal" style:font-size-complex="10pt" style:font-weight-complex="normal"/>
    </style:style>
    <style:style style:name="P47"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8fc69f" style:font-size-asian="8.75pt" style:font-weight-asian="normal" style:font-size-complex="10pt" style:font-weight-complex="normal"/>
    </style:style>
    <style:style style:name="P48"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917da0" style:font-size-asian="8.75pt" style:font-weight-asian="normal" style:font-size-complex="10pt" style:font-weight-complex="normal"/>
    </style:style>
    <style:style style:name="P49"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96488d" style:font-size-asian="8.75pt" style:font-weight-asian="normal" style:font-size-complex="10pt" style:font-weight-complex="normal"/>
    </style:style>
    <style:style style:name="P50"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9ab8d1" style:font-size-asian="8.75pt" style:font-weight-asian="normal" style:font-size-complex="10pt" style:font-weight-complex="normal"/>
    </style:style>
    <style:style style:name="P51"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9df7d6" style:font-size-asian="8.75pt" style:font-weight-asian="normal" style:font-size-complex="10pt" style:font-weight-complex="normal"/>
    </style:style>
    <style:style style:name="P52"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b405e1" style:font-size-asian="8.75pt" style:font-weight-asian="normal" style:font-size-complex="10pt" style:font-weight-complex="normal"/>
    </style:style>
    <style:style style:name="P53"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bf1106" style:font-size-asian="8.75pt" style:font-weight-asian="normal" style:font-size-complex="10pt" style:font-weight-complex="normal"/>
    </style:style>
    <style:style style:name="P54"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96488d" officeooo:paragraph-rsid="0096488d" style:font-size-asian="8.75pt" style:font-weight-asian="normal" style:font-size-complex="10pt" style:font-weight-complex="normal"/>
    </style:style>
    <style:style style:name="P55"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9ab8d1" officeooo:paragraph-rsid="009ab8d1" style:font-size-asian="8.75pt" style:font-weight-asian="normal" style:font-size-complex="10pt" style:font-weight-complex="normal"/>
    </style:style>
    <style:style style:name="P56"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9ab8d1" officeooo:paragraph-rsid="00b405e1" style:font-size-asian="8.75pt" style:font-weight-asian="normal" style:font-size-complex="10pt" style:font-weight-complex="normal"/>
    </style:style>
    <style:style style:name="P57"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9ab8d1" officeooo:paragraph-rsid="00bf1106" style:font-size-asian="8.75pt" style:font-weight-asian="normal" style:font-size-complex="10pt" style:font-weight-complex="normal"/>
    </style:style>
    <style:style style:name="P58"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8fc2d4" officeooo:paragraph-rsid="008fc2d4" style:font-size-asian="8.75pt" style:font-weight-asian="bold" style:font-size-complex="10pt" style:font-weight-complex="bold"/>
    </style:style>
    <style:style style:name="P59"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8fc2d4" officeooo:paragraph-rsid="008fc69f" style:font-size-asian="8.75pt" style:font-weight-asian="bold" style:font-size-complex="10pt" style:font-weight-complex="bold"/>
    </style:style>
    <style:style style:name="P60"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8fc2d4" officeooo:paragraph-rsid="00917da0" style:font-size-asian="8.75pt" style:font-weight-asian="bold" style:font-size-complex="10pt" style:font-weight-complex="bold"/>
    </style:style>
    <style:style style:name="P61"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8fc2d4" officeooo:paragraph-rsid="0096488d" style:font-size-asian="8.75pt" style:font-weight-asian="bold" style:font-size-complex="10pt" style:font-weight-complex="bold"/>
    </style:style>
    <style:style style:name="P62"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8fc2d4" officeooo:paragraph-rsid="009c4b97" style:font-size-asian="8.75pt" style:font-weight-asian="bold" style:font-size-complex="10pt" style:font-weight-complex="bold"/>
    </style:style>
    <style:style style:name="P63"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8fc2d4" officeooo:paragraph-rsid="00a697e3" style:font-size-asian="8.75pt" style:font-weight-asian="bold" style:font-size-complex="10pt" style:font-weight-complex="bold"/>
    </style:style>
    <style:style style:name="P64"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8fc2d4" officeooo:paragraph-rsid="00b405e1" style:font-size-asian="8.75pt" style:font-weight-asian="bold" style:font-size-complex="10pt" style:font-weight-complex="bold"/>
    </style:style>
    <style:style style:name="P65"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8fc2d4" officeooo:paragraph-rsid="00bf1106" style:font-size-asian="8.75pt" style:font-weight-asian="bold" style:font-size-complex="10pt" style:font-weight-complex="bold"/>
    </style:style>
    <style:style style:name="P66" style:family="paragraph" style:parent-style-name="Standard">
      <style:paragraph-properties fo:text-align="start" style:justify-single-word="false"/>
      <style:text-properties style:text-line-through-style="none" style:text-line-through-type="none" style:font-name="DejaVu Sans" fo:font-size="12pt" style:text-underline-style="solid" style:text-underline-width="auto" style:text-underline-color="font-color" fo:font-weight="bold" officeooo:rsid="00b99f52" officeooo:paragraph-rsid="00b99f52" style:font-size-asian="10.5pt" style:font-weight-asian="bold" style:font-size-complex="12pt" style:font-weight-complex="bold"/>
    </style:style>
    <style:style style:name="P67" style:family="paragraph" style:parent-style-name="Standard">
      <style:paragraph-properties fo:text-align="start" style:justify-single-word="false"/>
      <style:text-properties style:text-line-through-style="none" style:text-line-through-type="none" style:font-name="DejaVu Sans" fo:font-size="12pt" style:text-underline-style="solid" style:text-underline-width="auto" style:text-underline-color="font-color" fo:font-weight="bold" officeooo:rsid="00bb04c1" officeooo:paragraph-rsid="00bb04c1" style:font-size-asian="10.5pt" style:font-weight-asian="bold" style:font-size-complex="12pt" style:font-weight-complex="bold"/>
    </style:style>
    <style:style style:name="P68" style:family="paragraph" style:parent-style-name="Standard">
      <style:paragraph-properties fo:text-align="start" style:justify-single-word="false"/>
      <style:text-properties style:text-line-through-style="none" style:text-line-through-type="none" style:font-name="DejaVu Sans" fo:font-size="12pt" style:text-underline-style="solid" style:text-underline-width="auto" style:text-underline-color="font-color" fo:font-weight="bold" officeooo:rsid="00bd93df" officeooo:paragraph-rsid="00bd93df" style:font-size-asian="10.5pt" style:font-weight-asian="bold" style:font-size-complex="12pt" style:font-weight-complex="bold"/>
    </style:style>
    <style:style style:name="P69" style:family="paragraph" style:parent-style-name="Standard">
      <style:paragraph-properties fo:text-align="start" style:justify-single-word="false"/>
      <style:text-properties style:text-line-through-style="none" style:text-line-through-type="none" style:font-name="DejaVu Sans" fo:font-size="12pt" style:text-underline-style="solid" style:text-underline-width="auto" style:text-underline-color="font-color" fo:font-weight="bold" officeooo:rsid="00c0b60c" officeooo:paragraph-rsid="00bb04c1" style:font-size-asian="10.5pt" style:font-weight-asian="bold" style:font-size-complex="12pt" style:font-weight-complex="bold"/>
    </style:style>
    <style:style style:name="P70"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aeb29" officeooo:paragraph-rsid="008f9c50" style:font-size-asian="14pt" style:font-weight-asian="bold" style:font-size-complex="14pt" style:font-weight-complex="bold"/>
    </style:style>
    <style:style style:name="P71"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4ce2e7" officeooo:paragraph-rsid="004ce2e7" style:font-size-asian="14pt" style:font-weight-asian="bold" style:font-size-complex="14pt" style:font-weight-complex="bold"/>
    </style:style>
    <style:style style:name="P72"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b2c1ff" officeooo:paragraph-rsid="00b2c1ff" style:font-size-asian="14pt" style:font-weight-asian="bold" style:font-size-complex="14pt" style:font-weight-complex="bold"/>
    </style:style>
    <style:style style:name="P73" style:family="paragraph" style:parent-style-name="Standard">
      <style:paragraph-properties fo:text-align="start" style:justify-single-word="false" fo:break-before="page"/>
      <style:text-properties style:text-line-through-style="none" style:text-line-through-type="none" style:font-name="DejaVu Sans" fo:font-size="12pt" style:text-underline-style="solid" style:text-underline-width="auto" style:text-underline-color="font-color" fo:font-weight="bold" officeooo:rsid="00b99f52" officeooo:paragraph-rsid="00b99f52" style:font-size-asian="10.5pt" style:font-weight-asian="bold" style:font-size-complex="12pt" style:font-weight-complex="bold"/>
    </style:style>
    <style:style style:name="P74" style:family="paragraph" style:parent-style-name="Table_20_Contents">
      <style:paragraph-properties fo:text-align="start" style:justify-single-word="false"/>
      <style:text-properties style:font-name="DejaVu Sans Mono" fo:font-size="10pt" officeooo:rsid="008fc69f" officeooo:paragraph-rsid="008fc69f" style:font-size-asian="8.75pt" style:font-size-complex="10pt"/>
    </style:style>
    <style:style style:name="P75" style:family="paragraph" style:parent-style-name="Table_20_Contents">
      <style:paragraph-properties fo:text-align="start" style:justify-single-word="false"/>
      <style:text-properties style:font-name="DejaVu Sans Mono" fo:font-size="10pt" officeooo:rsid="008fcb7c" officeooo:paragraph-rsid="008fcb7c" style:font-size-asian="8.75pt" style:font-size-complex="10pt"/>
    </style:style>
    <style:style style:name="P76" style:family="paragraph" style:parent-style-name="Table_20_Contents">
      <style:paragraph-properties fo:text-align="start" style:justify-single-word="false"/>
      <style:text-properties style:font-name="DejaVu Sans Mono" fo:font-size="10pt" officeooo:rsid="0092bfed" officeooo:paragraph-rsid="0092bfed" style:font-size-asian="8.75pt" style:font-size-complex="10pt"/>
    </style:style>
    <style:style style:name="P77" style:family="paragraph" style:parent-style-name="Table_20_Contents">
      <style:paragraph-properties fo:text-align="start" style:justify-single-word="false"/>
      <style:text-properties style:font-name="DejaVu Sans Mono" fo:font-size="10pt" officeooo:rsid="00983f5a" officeooo:paragraph-rsid="00983f5a" style:font-size-asian="8.75pt" style:font-size-complex="10pt"/>
    </style:style>
    <style:style style:name="P78" style:family="paragraph" style:parent-style-name="Table_20_Contents">
      <style:paragraph-properties fo:text-align="start" style:justify-single-word="false"/>
      <style:text-properties style:font-name="DejaVu Sans Mono" fo:font-size="10pt" officeooo:rsid="00a00ce4" officeooo:paragraph-rsid="00a00ce4" style:font-size-asian="8.75pt" style:font-size-complex="10pt"/>
    </style:style>
    <style:style style:name="P79" style:family="paragraph" style:parent-style-name="Table_20_Contents">
      <style:paragraph-properties fo:text-align="start" style:justify-single-word="false"/>
      <style:text-properties style:font-name="DejaVu Sans Mono" fo:font-size="10pt" officeooo:rsid="00a00ce4" officeooo:paragraph-rsid="00bf1106" style:font-size-asian="8.75pt" style:font-size-complex="10pt"/>
    </style:style>
    <style:style style:name="P80" style:family="paragraph" style:parent-style-name="Table_20_Contents">
      <style:paragraph-properties fo:text-align="start" style:justify-single-word="false"/>
      <style:text-properties style:font-name="DejaVu Sans Mono" fo:font-size="10pt" officeooo:rsid="00ad158e" officeooo:paragraph-rsid="00ad158e" style:font-size-asian="8.75pt" style:font-size-complex="10pt"/>
    </style:style>
    <style:style style:name="P81" style:family="paragraph" style:parent-style-name="Table_20_Contents">
      <style:paragraph-properties fo:text-align="start" style:justify-single-word="false"/>
      <style:text-properties style:font-name="DejaVu Sans Mono" fo:font-size="9pt" officeooo:rsid="00ad158e" officeooo:paragraph-rsid="00ad158e" style:font-size-asian="9pt" style:font-size-complex="9pt"/>
    </style:style>
    <style:style style:name="P82" style:family="paragraph" style:parent-style-name="Table_20_Contents">
      <style:paragraph-properties fo:text-align="start" style:justify-single-word="false"/>
      <style:text-properties style:font-name="DejaVu Sans Mono" fo:font-size="9pt" officeooo:rsid="00b5e3c3" officeooo:paragraph-rsid="00b5e3c3" style:font-size-asian="9pt" style:font-size-complex="9pt"/>
    </style:style>
    <style:style style:name="T1" style:family="text">
      <style:text-properties officeooo:rsid="001d5fd4"/>
    </style:style>
    <style:style style:name="T2" style:family="text">
      <style:text-properties officeooo:rsid="0058868a"/>
    </style:style>
    <style:style style:name="T3" style:family="text">
      <style:text-properties officeooo:rsid="005d3119"/>
    </style:style>
    <style:style style:name="T4" style:family="text">
      <style:text-properties officeooo:rsid="0062ff93"/>
    </style:style>
    <style:style style:name="T5" style:family="text">
      <style:text-properties officeooo:rsid="006ca532"/>
    </style:style>
    <style:style style:name="T6" style:family="text">
      <style:text-properties officeooo:rsid="007a4128"/>
    </style:style>
    <style:style style:name="T7" style:family="text">
      <style:text-properties officeooo:rsid="007b57c3"/>
    </style:style>
    <style:style style:name="T8" style:family="text">
      <style:text-properties officeooo:rsid="007c6d39"/>
    </style:style>
    <style:style style:name="T9" style:family="text">
      <style:text-properties officeooo:rsid="007fe567"/>
    </style:style>
    <style:style style:name="T10" style:family="text">
      <style:text-properties officeooo:rsid="00821848"/>
    </style:style>
    <style:style style:name="T11" style:family="text">
      <style:text-properties officeooo:rsid="0083b096"/>
    </style:style>
    <style:style style:name="T12" style:family="text">
      <style:text-properties officeooo:rsid="0086fe75"/>
    </style:style>
    <style:style style:name="T13" style:family="text">
      <style:text-properties officeooo:rsid="0089f5be"/>
    </style:style>
    <style:style style:name="T14" style:family="text">
      <style:text-properties officeooo:rsid="008afce7"/>
    </style:style>
    <style:style style:name="T15" style:family="text">
      <style:text-properties officeooo:rsid="008f9c50"/>
    </style:style>
    <style:style style:name="T16" style:family="text">
      <style:text-properties officeooo:rsid="008fc69f"/>
    </style:style>
    <style:style style:name="T17" style:family="text">
      <style:text-properties officeooo:rsid="00917da0"/>
    </style:style>
    <style:style style:name="T18" style:family="text">
      <style:text-properties officeooo:rsid="0096488d"/>
    </style:style>
    <style:style style:name="T19" style:family="text">
      <style:text-properties officeooo:rsid="009df7d6"/>
    </style:style>
    <style:style style:name="T20" style:family="text">
      <style:text-properties officeooo:rsid="009fad4d"/>
    </style:style>
    <style:style style:name="T21" style:family="text">
      <style:text-properties officeooo:rsid="00a697e3"/>
    </style:style>
    <style:style style:name="T22" style:family="text">
      <style:text-properties fo:font-size="9pt" style:font-size-asian="9pt" style:font-size-complex="9pt"/>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0bcc68b" style:font-weight-asian="normal" style:font-weight-complex="normal"/>
    </style:style>
    <style:style style:name="T25" style:family="text">
      <style:text-properties officeooo:rsid="00b405e1"/>
    </style:style>
    <style:style style:name="T26" style:family="text">
      <style:text-properties officeooo:rsid="00bf1106"/>
    </style:style>
    <style:style style:name="T27" style:family="text">
      <style:text-properties officeooo:rsid="00c13e48"/>
    </style:style>
    <style:style style:name="T28" style:family="text">
      <style:text-properties officeooo:rsid="00c16095"/>
    </style:style>
    <style:style style:name="T29" style:family="text">
      <style:text-properties officeooo:rsid="00c73809"/>
    </style:style>
    <style:style style:name="T30" style:family="text">
      <style:text-properties officeooo:rsid="00c89c34"/>
    </style:style>
    <style:style style:name="T31" style:family="text">
      <style:text-properties officeooo:rsid="00c8eeb6"/>
    </style:style>
    <style:style style:name="T32" style:family="text">
      <style:text-properties officeooo:rsid="00d72f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8">Artificial Intelligence</text:p>
      <text:p text:style-name="P19">Winter 2016-2017 <text:s/></text:p>
      <text:p text:style-name="P16"/>
      <text:p text:style-name="P21">HW2</text:p>
      <text:p text:style-name="P20">STRIPS</text:p>
      <text:p text:style-name="P2"/>
      <text:p text:style-name="P2"/>
      <text:p text:style-name="P2"/>
      <text:p text:style-name="P2"/>
      <text:p text:style-name="P2"/>
      <text:p text:style-name="P11">Students: </text:p>
      <text:p text:style-name="P11">Ilya Holtz:<text:tab/><text:tab/><text:tab/><text:tab/> 319236931</text:p>
      <text:p text:style-name="P11"><text:span text:style-name="T4">Volodymyr Dzhuranyuk</text:span>:<text:tab/> 323792796</text:p>
      <text:p text:style-name="P13">Yuval Bernshtein<text:tab/><text:tab/><text:tab/> </text:p>
      <text:p text:style-name="P11"/>
      <text:p text:style-name="P11">Lecturer: <text:span text:style-name="T2">Prof. Larry Manevitz</text:span></text:p>
      <text:p text:style-name="P11"/>
      <text:p text:style-name="P12">Submission <text:span text:style-name="T6">date</text:span>: <text:span text:style-name="T32">29</text:span>.01.2017 </text:p>
      <text:p text:style-name="P14"/>
      <text:p text:style-name="P14">Source code and executable: </text:p>
      <text:p text:style-name="P14">- On the usb drive in the attached envelope</text:p>
      <text:p text:style-name="P14">- On Github <text:span text:style-name="T3">public repository</text:span>: </text:p>
      <text:p text:style-name="P15"/>
      <text:p text:style-name="P24">Overview</text:p>
      <text:p text:style-name="P1"/>
      <text:p text:style-name="P4"><text:tab/><text:span text:style-name="T8">This document will describe the Implementation of the STRIPS algorithm, for solving the “moving furinture problem”. First we will describe our definition of Actions and Conditions, and then we will talk about the heuristic in witch we are adding new goals to our Goal stack. </text:span></text:p>
      <text:p text:style-name="P4"><text:tab/><text:span text:style-name="T14">Most of the document we will use well documented samples of our code.</text:span></text:p>
      <text:p text:style-name="P4"/>
      <text:p text:style-name="P10">Document structure</text:p>
      <text:p text:style-name="P5"/>
      <text:p text:style-name="P3">1. <text:s/>The problem - Brief description</text:p>
      <text:p text:style-name="P3">2. <text:s/><text:span text:style-name="T13">STRIPS - Definitions: Problems,</text:span> <text:span text:style-name="T9">Actions and Conditions</text:span></text:p>
      <text:p text:style-name="P3">3. <text:s/><text:span text:style-name="T13">STRIPS - The Engine - Main Idea</text:span></text:p>
      <text:p text:style-name="P6">4. <text:s/><text:span text:style-name="T9">The obstacle case</text:span></text:p>
      <text:p text:style-name="P6">5. <text:s/><text:span text:style-name="T9">The different room case</text:span></text:p>
      <text:p text:style-name="P6"><text:span text:style-name="T27">6</text:span>. <text:s/><text:span text:style-name="T1">Technical overview </text:span></text:p>
      <text:p text:style-name="P26"><text:span text:style-name="T27">7</text:span>. <text:s/>Installation <text:span text:style-name="T5">and using</text:span> Guide</text:p>
      <text:p text:style-name="P23">1. The problem - Brief descriprion</text:p>
      <text:p text:style-name="P7"/>
      <text:p text:style-name="P8"><text:tab/>We have a <text:span text:style-name="T10">a board of 12x20, in it's initial state and final state. In the Initial state, we have rectangular furniture placed on the board. In the final place, we have the same furniture placed on the board, but in different position. </text:span></text:p>
      <text:p text:style-name="P8"><text:tab/><text:span text:style-name="T11">Our goal is to make a plan, in witch we take actions, to reach from the initial state of the board to the final state. Which means, we have to move each furniture, to its new place in the final state.</text:span></text:p>
      <text:p text:style-name="P8"><text:tab/><text:span text:style-name="T11">We can preform only actions from a predefined list. And we must define a list of conditions, on witch our heuristic will be based.</text:span></text:p>
      <text:p text:style-name="P70"><text:span text:style-name="T12">2</text:span>. <text:span text:style-name="T15">STRIPS - Definitions: Problems, Actions and Conditions</text:span></text:p>
      <text:p text:style-name="P27"/>
      <text:p text:style-name="P30">Our Actions (Defined in the assignment document):</text:p>
      <text:p text:style-name="P46"/>
      <table:table table:name="Table7" table:style-name="Table7">
        <table:table-column table:style-name="Table7.A"/>
        <table:table-row>
          <table:table-cell table:style-name="Table7.A1" office:value-type="string">
            <text:p text:style-name="P58">CODE: ACTIONS DEFINITIONS : from Action.java</text:p>
          </table:table-cell>
        </table:table-row>
        <table:table-row table:style-name="Table7.2">
          <table:table-cell table:style-name="Table7.A2" office:value-type="string">
            <text:p text:style-name="P74"><text:tab/>private static final String DEBUG_TAG = "class Action";</text:p>
            <text:p text:style-name="P74"><text:tab/>private static final int DEBUG_ALL = 0;</text:p>
            <text:p text:style-name="P74"><text:tab/>private static final int DEBUG_CLASS = 1;</text:p>
            <text:p text:style-name="P74"><text:tab/>private static final int DEBUG_FUNCTION = 2;</text:p>
            <text:p text:style-name="P74"><text:tab/>private static final int DEBUG_SPECIFIC = 3;</text:p>
            <text:p text:style-name="P74"><text:tab/>private static final int CURRENT_DEBUG_LEVEL = DEBUG_ALL;</text:p>
          </table:table-cell>
        </table:table-row>
      </table:table>
      <text:p text:style-name="P31"/>
      <text:p text:style-name="P47"/>
      <table:table table:name="Table8" table:style-name="Table8">
        <table:table-column table:style-name="Table8.A"/>
        <table:table-row>
          <table:table-cell table:style-name="Table8.A1" office:value-type="string">
            <text:p text:style-name="P59">CODE: ACTION<text:span text:style-name="T16">s PRECONDITIONS</text:span> : from Action.java</text:p>
          </table:table-cell>
        </table:table-row>
        <table:table-row table:style-name="Table8.2">
          <table:table-cell table:style-name="Table8.A2" office:value-type="string">
            <text:p text:style-name="P75"><text:s text:c="4"/>private void setPreconditions(){</text:p>
            <text:p text:style-name="P75"><text:s text:c="8"/>ArrayList&lt;RecInfo&gt; args = new ArrayList&lt;RecInfo&gt;();</text:p>
            <text:p text:style-name="P75"><text:s text:c="8"/>args.add(furniture);</text:p>
            <text:p text:style-name="P75"><text:s text:c="8"/>Condition condition = null;</text:p>
            <text:p text:style-name="P75"><text:s text:c="8"/>switch(name){</text:p>
            <text:p text:style-name="P75"><text:s text:c="12"/>case MOVE_LEFT:</text:p>
            <text:p text:style-name="P75"><text:s text:c="16"/>condition = new Condition(api,</text:p>
            <text:p text:style-name="P75"><text:s text:c="52"/>Condition.CAN_MOVE_LEFT,</text:p>
            <text:p text:style-name="P75"><text:s text:c="52"/>args,</text:p>
            <text:p text:style-name="P75"><text:s text:c="52"/>true);</text:p>
            <text:p text:style-name="P75"><text:s text:c="16"/>break;</text:p>
            <text:p text:style-name="P75"><text:s text:c="12"/>case MOVE_RIGHT:</text:p>
            <text:p text:style-name="P75"><text:s text:c="16"/>condition = new Condition(api,</text:p>
            <text:p text:style-name="P75"><text:s text:c="52"/>Condition.CAN_MOVE_RIGHT,</text:p>
            <text:p text:style-name="P75"><text:s text:c="52"/>args,</text:p>
            <text:p text:style-name="P75"><text:s text:c="52"/>true);</text:p>
            <text:p text:style-name="P75"><text:s text:c="16"/>break; <text:s text:c="5"/></text:p>
            <text:p text:style-name="P75"><text:s text:c="12"/>case MOVE_UP:</text:p>
            <text:p text:style-name="P75"><text:s text:c="16"/>condition = new Condition(api,</text:p>
            <text:p text:style-name="P75"><text:s text:c="52"/>Condition.CAN_MOVE_UP,</text:p>
            <text:p text:style-name="P75"><text:s text:c="52"/>args,</text:p>
            <text:p text:style-name="P75"><text:s text:c="52"/>true);</text:p>
            <text:p text:style-name="P75"><text:s text:c="16"/>break; <text:s text:c="9"/></text:p>
            <text:p text:style-name="P75"><text:s text:c="12"/>case MOVE_DOWN:</text:p>
            <text:p text:style-name="P75"><text:s text:c="16"/>condition = new Condition(api,</text:p>
            <text:p text:style-name="P75"><text:s text:c="52"/>Condition.CAN_MOVE_DOWN,</text:p>
            <text:p text:style-name="P75"><text:s text:c="52"/>args,</text:p>
            <text:p text:style-name="P75"><text:s text:c="52"/>true);</text:p>
            <text:p text:style-name="P75"><text:s text:c="16"/>break; <text:s text:c="5"/></text:p>
            <text:p text:style-name="P75"><text:s text:c="12"/>case ROTATE_LEFT:</text:p>
            <text:p text:style-name="P75"><text:s text:c="16"/>condition = new Condition(api,</text:p>
            <text:p text:style-name="P75"><text:s text:c="52"/>Condition.CAN_ROTATE_LEFT,</text:p>
            <text:p text:style-name="P75"><text:s text:c="52"/>args,</text:p>
            <text:p text:style-name="P75"><text:s text:c="52"/>true);</text:p>
            <text:p text:style-name="P75"><text:s text:c="16"/>break; <text:s text:c="5"/></text:p>
            <text:p text:style-name="P75"><text:s text:c="12"/>case ROTATE_RIGHT:</text:p>
            <text:p text:style-name="P75"><text:s text:c="16"/>condition = new Condition(api,</text:p>
            <text:p text:style-name="P75"><text:s text:c="52"/>Condition.CAN_ROTATE_RIGHT,</text:p>
            <text:p text:style-name="P75"><text:s text:c="52"/>args,</text:p>
            <text:p text:style-name="P75"><text:s text:c="52"/>true);</text:p>
            <text:p text:style-name="P75"><text:soft-page-break/><text:s text:c="16"/>break;</text:p>
            <text:p text:style-name="P75"><text:s text:c="12"/>default: </text:p>
            <text:p text:style-name="P75"><text:s text:c="16"/>break; <text:s text:c="5"/></text:p>
            <text:p text:style-name="P75"><text:s text:c="8"/>}</text:p>
            <text:p text:style-name="P75"><text:s text:c="8"/>preconditions.add(condition); <text:s text:c="2"/></text:p>
            <text:p text:style-name="P75"><text:s text:c="4"/>}</text:p>
          </table:table-cell>
        </table:table-row>
      </table:table>
      <text:p text:style-name="P32"/>
      <text:p text:style-name="P39">Conditions definition: </text:p>
      <text:p text:style-name="P48"/>
      <table:table table:name="Table9" table:style-name="Table9">
        <table:table-column table:style-name="Table9.A"/>
        <table:table-row>
          <table:table-cell table:style-name="Table9.A1" office:value-type="string">
            <text:p text:style-name="P60">CODE: <text:span text:style-name="T17">OUR CONDITIONS : from Condition.java</text:span></text:p>
          </table:table-cell>
        </table:table-row>
        <table:table-row table:style-name="Table9.2">
          <table:table-cell table:style-name="Table9.A2" office:value-type="string">
            <text:p text:style-name="P76"><text:tab/>public static final String IN_PLACE = "IN_PLACE";</text:p>
            <text:p text:style-name="P76"><text:tab/>public static final String CAN_MOVE_UP = <text:s/>"CAN_MOVE_UP";</text:p>
            <text:p text:style-name="P76"><text:tab/>public static final String CAN_MOVE_DOWN = "CAN_MOVE_DOWN";</text:p>
            <text:p text:style-name="P76"><text:tab/>public static final String CAN_MOVE_LEFT = "CAN_MOVE_LEFT";</text:p>
            <text:p text:style-name="P76"><text:tab/>public static final String CAN_MOVE_RIGHT = "CAN_MOVE_RIGHT";</text:p>
            <text:p text:style-name="P76"><text:tab/>public static final String CAN_ROTATE_RIGHT = "CAN_ROTATE_RIGHT";</text:p>
            <text:p text:style-name="P76"><text:tab/>public static final String CAN_ROTATE_LEFT = "CAN_ROTATE_LEFT";</text:p>
            <text:p text:style-name="P76"><text:tab/>public static final String ROTATED = "ROTATED";</text:p>
            <text:p text:style-name="P76"><text:tab/>public static final String IN_SPACE = "IN_SPACE";</text:p>
            <text:p text:style-name="P76"><text:tab/>public static final String IS_LOWER = "IS_LOWER";</text:p>
            <text:p text:style-name="P76"><text:tab/>public static final String IS_HIGHER = "IS_HIGHER";</text:p>
            <text:p text:style-name="P76"><text:tab/>public static final String IS_TO_THE_LEFT = "IS_TO_THE_LEFT";</text:p>
            <text:p text:style-name="P76"><text:tab/>public static final String IS_TO_THE_RIGHT = "IS_TO_THE_RIGHT";</text:p>
          </table:table-cell>
        </table:table-row>
      </table:table>
      <text:p text:style-name="P33"/>
      <text:p text:style-name="P54">Each condition can be true or false. Each condition has a DesiredValue and Check() Method. The Check() method, checks the condition in the “Real World”.</text:p>
      <text:p text:style-name="P54">If The condition is satisfied, then we must have: Check() == desiredValue;</text:p>
      <text:p text:style-name="P49"/>
      <table:table table:name="Table10" table:style-name="Table10">
        <table:table-column table:style-name="Table10.A"/>
        <table:table-row>
          <table:table-cell table:style-name="Table10.A1" office:value-type="string">
            <text:p text:style-name="P61">CODE: <text:span text:style-name="T18">isSatisfied() method : from Condition.java</text:span></text:p>
          </table:table-cell>
        </table:table-row>
        <table:table-row table:style-name="Table10.2">
          <table:table-cell table:style-name="Table10.A2" office:value-type="string">
            <text:p text:style-name="P77"><text:tab/>/**</text:p>
            <text:p text:style-name="P77"><text:tab/> * Method Checks if the condition is satisfied according to our </text:p>
            <text:p text:style-name="P77"><text:tab/> * desired value. </text:p>
            <text:p text:style-name="P77"><text:tab/> * @return Check() AND desired value <text:tab/></text:p>
            <text:p text:style-name="P77"><text:tab/> */ </text:p>
            <text:p text:style-name="P77"><text:tab/>public boolean isSatisfied(){</text:p>
            <text:p text:style-name="P77"><text:tab/><text:tab/>validateArgs();</text:p>
            <text:p text:style-name="P77"><text:tab/><text:tab/>return (desiredValue == Check());</text:p>
            <text:p text:style-name="P77"><text:tab/>}</text:p>
          </table:table-cell>
        </table:table-row>
      </table:table>
      <text:p text:style-name="P34"/>
      <text:p text:style-name="P55">A Problem definition: </text:p>
      <text:p text:style-name="P55">In this Project, a “Problem” is when we have source Rectangle, and we have a targed place, that it needs to reach: </text:p>
      <text:p text:style-name="P50"/>
      <table:table table:name="Table6" table:style-name="Table6">
        <table:table-column table:style-name="Table6.A"/>
        <table:table-row>
          <table:table-cell table:style-name="Table6.A1" office:value-type="string">
            <text:p text:style-name="P62">CODE: <text:span text:style-name="T20">Class Problem constructor from Problem.java</text:span></text:p>
          </table:table-cell>
        </table:table-row>
        <table:table-row table:style-name="Table6.2">
          <table:table-cell table:style-name="Table6.A2" office:value-type="string">
            <text:p text:style-name="P78"><text:tab/>public Problem(RecInfo source, RecInfo targed){</text:p>
            <text:p text:style-name="P78"><text:tab/><text:tab/>this.source = source;</text:p>
            <text:p text:style-name="P78"><text:tab/><text:tab/>this.targed = targed;</text:p>
            <text:p text:style-name="P78"><text:tab/>}</text:p>
          </table:table-cell>
        </table:table-row>
      </table:table>
      <text:p text:style-name="P35"/>
      <text:p text:style-name="P55"/>
      <text:p text:style-name="P22">3. <text:span text:style-name="T19">STRIPS - <text:s/>The Engine : The main Idea</text:span></text:p>
      <text:p text:style-name="P40"/>
      <text:p text:style-name="P41">We have a GoalStack, initialized with IN_PLACE conditions (Our problems)</text:p>
      <text:p text:style-name="P41">The IN_PLACE condition has two arguments, source and targed. We have to place the source Rectangle in the targed place. The following code is our Solve function, It is well documented, so it can explain our main idea.</text:p>
      <text:p text:style-name="P51"/>
      <table:table table:name="Table11" table:style-name="Table11">
        <table:table-column table:style-name="Table11.A"/>
        <table:table-row>
          <table:table-cell table:style-name="Table11.A1" office:value-type="string">
            <text:p text:style-name="P63">CODE: <text:span text:style-name="T21">OUR SOLVE METHOD: from StripsEngine.java</text:span></text:p>
          </table:table-cell>
        </table:table-row>
        <table:table-row table:style-name="Table11.2">
          <table:table-cell table:style-name="Table11.A2" office:value-type="string">
            <text:p text:style-name="P80"><text:s text:c="3"/><text:span text:style-name="T22"><text:s/>public void Solve(){</text:span></text:p>
            <text:p text:style-name="P81"><text:s text:c="8"/>debugPrint(DEBUG_FUNCTION,"reached Solve");</text:p>
            <text:p text:style-name="P81"><text:s text:c="8"/>iterationsSinceLastMove = 0;</text:p>
            <text:p text:style-name="P81"><text:s text:c="8"/>movesMade = 0;</text:p>
            <text:p text:style-name="P81"><text:s text:c="8"/>prepareGoalStack();</text:p>
            <text:p text:style-name="P81"/>
            <text:p text:style-name="P81"><text:s text:c="8"/>/* We will continue to solve problems until our goalStack is empty */</text:p>
            <text:p text:style-name="P81"><text:s text:c="8"/>while(goalStack.empty() != true){</text:p>
            <text:p text:style-name="P81"><text:s text:c="12"/>//Check if we are not in an infinite loop:</text:p>
            <text:p text:style-name="P81"><text:s text:c="12"/>if(isInfiniteLoop()){</text:p>
            <text:p text:style-name="P81"><text:s text:c="16"/>break;</text:p>
            <text:p text:style-name="P81"><text:s text:c="12"/>}</text:p>
            <text:p text:style-name="P81"/>
            <text:p text:style-name="P81"><text:s text:c="12"/>// Lets look at our top Goal, if it is satisfied, just pop it out</text:p>
            <text:p text:style-name="P81"><text:s text:c="12"/>iterationsSinceLastMove++;</text:p>
            <text:p text:style-name="P81"><text:s text:c="12"/>Condition currentGoal = goalStack.peek();</text:p>
            <text:p text:style-name="P81"><text:s text:c="12"/>Condition currentProblem = problemStack.peek();</text:p>
            <text:p text:style-name="P81"><text:s text:c="12"/>debugPrint(DEBUG_FUNCTION,</text:p>
            <text:p text:style-name="P81"><text:s text:c="16"/>"currentGoal is "+currentGoal.toString() + "\n" +</text:p>
            <text:p text:style-name="P81"><text:s text:c="16"/>"currentProblem is "+currentProblem.toString());</text:p>
            <text:p text:style-name="P81"><text:s text:c="12"/>if(currentGoal.isSatisfied()){</text:p>
            <text:p text:style-name="P81"><text:s text:c="16"/>debugPrint(DEBUG_FUNCTION,"The Goal:"+currentGoal.toString() + </text:p>
            <text:p text:style-name="P81"><text:s text:c="24"/>"poped out of the GoalStack");</text:p>
            <text:p text:style-name="P81"><text:s text:c="16"/>if(currentGoal == currentProblem){</text:p>
            <text:p text:style-name="P81"><text:s text:c="20"/>problemStack.pop();</text:p>
            <text:p text:style-name="P81"><text:s text:c="16"/>}</text:p>
            <text:p text:style-name="P81"><text:s text:c="16"/>popFromGoalStack();</text:p>
            <text:p text:style-name="P81"><text:s text:c="12"/>}else{</text:p>
            <text:p text:style-name="P81"><text:s text:c="16"/>switch(currentGoal.getName()){</text:p>
            <text:p text:style-name="P81"><text:s text:c="20"/>/* If the new Goal is IN_PLACE type and it is not satisfied,</text:p>
            <text:p text:style-name="P81"><text:s text:c="21"/>* Then we will add SubGoals to our GoalStack</text:p>
            <text:p text:style-name="P81"><text:s text:c="21"/>*/</text:p>
            <text:p text:style-name="P81"><text:s text:c="20"/>case Condition.IN_PLACE:</text:p>
            <text:p text:style-name="P81"><text:s text:c="24"/>/* If we face a new problem that we never seen before</text:p>
            <text:p text:style-name="P81"><text:s text:c="25"/>* add it to the problemStack</text:p>
            <text:p text:style-name="P81"><text:s text:c="25"/>*/</text:p>
            <text:p text:style-name="P81"><text:s text:c="24"/>if(currentGoal != currentProblem){</text:p>
            <text:p text:style-name="P81"><text:s text:c="28"/>problemStack.push(currentGoal);</text:p>
            <text:p text:style-name="P81"><text:s text:c="24"/>}</text:p>
            <text:p text:style-name="P81"><text:s text:c="24"/>/* Adding 6 new Conditions to the GoalStack</text:p>
            <text:p text:style-name="P81"><text:s text:c="28"/>ST-5. <text:s text:c="2"/>IS_TO_THE_LEFT(rect1,targed1) = false</text:p>
            <text:p text:style-name="P81"><text:s text:c="28"/>ST-4. <text:s text:c="2"/>IS_TO_THE_RIGHT(rect1,targed1) = false</text:p>
            <text:p text:style-name="P81"><text:s text:c="28"/>ST-3. <text:s text:c="2"/>IS_LOWER(rect1,targed1) = false</text:p>
            <text:p text:style-name="P81"><text:s text:c="28"/>ST-2. <text:s text:c="2"/>IS_HIGHER(rect1,targed1) = false</text:p>
            <text:p text:style-name="P81"><text:s text:c="28"/>ST-1. <text:s/>ROTATED(rect1,targed1) = false - Both must not </text:p>
            <text:p text:style-name="P81"><text:s text:c="32"/>be rotated one related to another <text:s text:c="26"/></text:p>
            <text:p text:style-name="P81"><text:s text:c="28"/>ST. <text:s/>IN_SPACE(source,ROOM(targsed)) = true - They must</text:p>
            <text:p text:style-name="P81"><text:s text:c="32"/>in the same room</text:p>
            <text:p text:style-name="P81"><text:s text:c="25"/>*/</text:p>
            <text:p text:style-name="P81"><text:s text:c="24"/>ArrayList&lt;RecInfo&gt; furniture = currentGoal.getArgs();</text:p>
            <text:p text:style-name="P81"><text:s text:c="24"/>Condition newGoal = new Condition(api,</text:p>
            <text:p text:style-name="P81"><text:s text:c="48"/>Condition.IS_TO_THE_LEFT,</text:p>
            <text:p text:style-name="P81"><text:s text:c="58"/>furniture,false);</text:p>
            <text:p text:style-name="P81"><text:soft-page-break/><text:s text:c="24"/>pushToGoalStack(newGoal);</text:p>
            <text:p text:style-name="P81"><text:s text:c="24"/>newGoal = new Condition(api,</text:p>
            <text:p text:style-name="P81"><text:s text:c="48"/>Condition.IS_TO_THE_RIGHT,</text:p>
            <text:p text:style-name="P81"><text:s text:c="58"/>furniture,false);</text:p>
            <text:p text:style-name="P81"><text:s text:c="24"/>pushToGoalStack(newGoal);</text:p>
            <text:p text:style-name="P81"><text:s text:c="24"/>newGoal = new Condition(api,</text:p>
            <text:p text:style-name="P81"><text:s text:c="48"/>Condition.IS_LOWER,</text:p>
            <text:p text:style-name="P81"><text:s text:c="58"/>furniture,false);</text:p>
            <text:p text:style-name="P81"><text:s text:c="24"/>pushToGoalStack(newGoal); <text:s text:c="2"/></text:p>
            <text:p text:style-name="P81"><text:s text:c="24"/>newGoal = new Condition(api,</text:p>
            <text:p text:style-name="P81"><text:s text:c="48"/>Condition.IS_HIGHER,</text:p>
            <text:p text:style-name="P81"><text:s text:c="58"/>furniture,false);</text:p>
            <text:p text:style-name="P81"><text:s text:c="24"/>pushToGoalStack(newGoal);</text:p>
            <text:p text:style-name="P81"><text:s text:c="24"/>newGoal = new Condition(api,</text:p>
            <text:p text:style-name="P81"><text:s text:c="58"/>Condition.ROTATED,</text:p>
            <text:p text:style-name="P81"><text:s text:c="58"/>furniture,false);</text:p>
            <text:p text:style-name="P81"><text:s text:c="24"/>pushToGoalStack(newGoal); <text:s text:c="22"/></text:p>
            <text:p text:style-name="P81"><text:s text:c="24"/>RecInfo targed = furniture.get(1);</text:p>
            <text:p text:style-name="P81"><text:s text:c="24"/>RecInfo desiredRoom = api.getRoom(targed);</text:p>
            <text:p text:style-name="P81"><text:s text:c="24"/>ArrayList&lt;RecInfo&gt; args = new ArrayList&lt;RecInfo&gt;();</text:p>
            <text:p text:style-name="P81"><text:s text:c="24"/>args.add(furniture.get(0));</text:p>
            <text:p text:style-name="P81"><text:s text:c="24"/>args.add(desiredRoom);</text:p>
            <text:p text:style-name="P81"><text:s text:c="24"/>newGoal = new Condition(api,</text:p>
            <text:p text:style-name="P81"><text:s text:c="48"/>Condition.IN_SPACE,</text:p>
            <text:p text:style-name="P81"><text:s text:c="58"/>args,true); <text:s text:c="2"/></text:p>
            <text:p text:style-name="P81"><text:s text:c="24"/>pushToGoalStack(newGoal); <text:s text:c="10"/></text:p>
            <text:p text:style-name="P81"><text:s text:c="24"/>break;</text:p>
            <text:p text:style-name="P81"/>
            <text:p text:style-name="P81"><text:s text:c="20"/>/* If we reach the following cases, it means we try to <text:s/></text:p>
            <text:p text:style-name="P81"><text:s text:c="21"/>* apply an Action, but we ran in to an Obstacle.</text:p>
            <text:p text:style-name="P81"><text:s text:c="21"/>* We try first to avoid dealing with the Obstacle using:</text:p>
            <text:p text:style-name="P81"><text:s text:c="21"/>* canAvoidObstacle() method but if we can't avoid it, </text:p>
            <text:p text:style-name="P81"><text:s text:c="21"/>* we choose to move the Obstacle from our way using</text:p>
            <text:p text:style-name="P81"><text:s text:c="21"/>* handleObstacleCase() Method.</text:p>
            <text:p text:style-name="P81"><text:s text:c="21"/>* In each case bellow, we must pop the CAN_MOVE_... </text:p>
            <text:p text:style-name="P81"><text:s text:c="21"/>* condition type from the GoalStack, before continue.</text:p>
            <text:p text:style-name="P81"><text:s text:c="21"/>*/</text:p>
            <text:p text:style-name="P81"><text:s text:c="20"/>case Condition.CAN_MOVE_UP:</text:p>
            <text:p text:style-name="P81"><text:s text:c="24"/>popFromGoalStack();</text:p>
            <text:p text:style-name="P81"><text:s text:c="24"/>if (!canAvoidObstacle(Action.MOVE_UP)) {</text:p>
            <text:p text:style-name="P81"><text:s text:c="28"/>handleObstacleCase(Action.MOVE_UP); </text:p>
            <text:p text:style-name="P81"><text:s text:c="24"/>}</text:p>
            <text:p text:style-name="P81"><text:s text:c="24"/>break;</text:p>
            <text:p text:style-name="P81"><text:s text:c="20"/>case Condition.CAN_MOVE_DOWN:</text:p>
            <text:p text:style-name="P81"><text:s text:c="24"/>popFromGoalStack();</text:p>
            <text:p text:style-name="P81"><text:s text:c="24"/>if (!canAvoidObstacle(Action.MOVE_DOWN)) {</text:p>
            <text:p text:style-name="P81"><text:s text:c="28"/>handleObstacleCase(Action.MOVE_DOWN);</text:p>
            <text:p text:style-name="P81"><text:s text:c="24"/>}</text:p>
            <text:p text:style-name="P81"><text:s text:c="24"/>break;</text:p>
            <text:p text:style-name="P81"><text:s text:c="20"/>case Condition.CAN_MOVE_LEFT:</text:p>
            <text:p text:style-name="P81"><text:s text:c="24"/>popFromGoalStack();</text:p>
            <text:p text:style-name="P81"><text:s text:c="24"/>if (!canAvoidObstacle(Action.MOVE_LEFT)) {</text:p>
            <text:p text:style-name="P81"><text:s text:c="28"/>handleObstacleCase(Action.MOVE_LEFT);</text:p>
            <text:p text:style-name="P81"><text:s text:c="24"/>}</text:p>
            <text:p text:style-name="P81"><text:s text:c="24"/>break;</text:p>
            <text:p text:style-name="P81"><text:s text:c="20"/>case Condition.CAN_MOVE_RIGHT:</text:p>
            <text:p text:style-name="P81"><text:s text:c="24"/>popFromGoalStack();</text:p>
            <text:p text:style-name="P81"><text:s text:c="24"/>if(!canAvoidObstacle(Action.MOVE_RIGHT)){</text:p>
            <text:p text:style-name="P81"><text:s text:c="28"/>handleObstacleCase(Action.MOVE_RIGHT);</text:p>
            <text:p text:style-name="P81"><text:s text:c="24"/>}</text:p>
            <text:p text:style-name="P81"><text:s text:c="24"/>break;</text:p>
            <text:p text:style-name="P81"><text:s text:c="20"/>case Condition.CAN_ROTATE_RIGHT:</text:p>
            <text:p text:style-name="P81"><text:s text:c="24"/>popFromGoalStack();</text:p>
            <text:p text:style-name="P81"><text:s text:c="24"/>handleObstacleCase(Action.ROTATE_RIGHT);</text:p>
            <text:p text:style-name="P81"><text:soft-page-break/><text:s text:c="24"/>break;</text:p>
            <text:p text:style-name="P81"><text:s text:c="20"/>case Condition.CAN_ROTATE_LEFT:</text:p>
            <text:p text:style-name="P81"><text:s text:c="24"/>popFromGoalStack();</text:p>
            <text:p text:style-name="P81"><text:s text:c="24"/>handleObstacleCase(Action.ROTATE_LEFT);</text:p>
            <text:p text:style-name="P81"><text:s text:c="24"/>break;</text:p>
            <text:p text:style-name="P81"><text:s text:c="20"/>case Condition.IN_SPACE: </text:p>
            <text:p text:style-name="P81"><text:s text:c="24"/>moveBetweenRooms();</text:p>
            <text:p text:style-name="P81"><text:s text:c="24"/>break;</text:p>
            <text:p text:style-name="P81"/>
            <text:p text:style-name="P81"><text:s text:c="20"/>/* Here we start to deal with Actions</text:p>
            <text:p text:style-name="P81"><text:s text:c="21"/>* see handleActionCase() method below</text:p>
            <text:p text:style-name="P81"><text:s text:c="21"/>*/</text:p>
            <text:p text:style-name="P81"><text:s text:c="20"/>case Condition.ROTATED: </text:p>
            <text:p text:style-name="P81"><text:s text:c="24"/>RecInfo source = currentGoal.getArgs().get(0);</text:p>
            <text:p text:style-name="P81"><text:s text:c="24"/>if(api.CanRotateRight(source)){</text:p>
            <text:p text:style-name="P81"><text:s text:c="28"/>handleActionCase(Action.ROTATE_RIGHT);</text:p>
            <text:p text:style-name="P81"><text:s text:c="24"/>}else{</text:p>
            <text:p text:style-name="P81"><text:s text:c="28"/>handleActionCase(Action.ROTATE_LEFT);</text:p>
            <text:p text:style-name="P81"><text:s text:c="24"/>}</text:p>
            <text:p text:style-name="P81"><text:s text:c="24"/>break;</text:p>
            <text:p text:style-name="P81"><text:s text:c="20"/>case Condition.IS_LOWER: </text:p>
            <text:p text:style-name="P81"><text:s text:c="24"/>handleActionCase(Action.MOVE_UP);</text:p>
            <text:p text:style-name="P81"><text:s text:c="24"/>break;</text:p>
            <text:p text:style-name="P81"><text:s text:c="20"/>case Condition.IS_HIGHER: </text:p>
            <text:p text:style-name="P81"><text:s text:c="24"/>handleActionCase(Action.MOVE_DOWN);</text:p>
            <text:p text:style-name="P81"><text:s text:c="24"/>break;</text:p>
            <text:p text:style-name="P81"><text:s text:c="20"/>case Condition.IS_TO_THE_LEFT: </text:p>
            <text:p text:style-name="P81"><text:s text:c="24"/>handleActionCase(Action.MOVE_RIGHT);</text:p>
            <text:p text:style-name="P81"><text:s text:c="24"/>break;</text:p>
            <text:p text:style-name="P81"><text:s text:c="20"/>case Condition.IS_TO_THE_RIGHT: </text:p>
            <text:p text:style-name="P81"><text:s text:c="24"/>handleActionCase(Action.MOVE_LEFT);</text:p>
            <text:p text:style-name="P81"><text:s text:c="24"/>break;</text:p>
            <text:p text:style-name="P81"><text:s text:c="20"/>default:</text:p>
            <text:p text:style-name="P81"><text:s text:c="24"/>break;</text:p>
            <text:p text:style-name="P81"><text:s text:c="16"/>} <text:s text:c="2"/>//switch</text:p>
            <text:p text:style-name="P81"><text:s text:c="12"/>} <text:s text:c="2"/>//else</text:p>
            <text:p text:style-name="P81"><text:s text:c="8"/>} // while</text:p>
            <text:p text:style-name="P81"><text:s text:c="8"/>printPlan();</text:p>
            <text:p text:style-name="P81"><text:s text:c="4"/>}</text:p>
          </table:table-cell>
        </table:table-row>
      </table:table>
      <text:p text:style-name="P36"/>
      <text:p text:style-name="P43"/>
      <text:p text:style-name="P43"/>
      <text:p text:style-name="P72">4. The Obstacle case</text:p>
      <text:p text:style-name="P44"><text:span text:style-name="T23"/></text:p>
      <text:p text:style-name="P45"><text:span text:style-name="T23">Bellow you can see the function which deals with the obstacle case:</text:span></text:p>
      <text:p text:style-name="P52"/>
      <table:table table:name="Table1" table:style-name="Table1">
        <table:table-column table:style-name="Table1.A"/>
        <table:table-row>
          <table:table-cell table:style-name="Table1.A1" office:value-type="string">
            <text:p text:style-name="P64">CODE: <text:span text:style-name="T25">THE OBSTACLE CASE: from StripsEngine.java</text:span></text:p>
          </table:table-cell>
        </table:table-row>
        <table:table-row table:style-name="Table1.2">
          <table:table-cell table:style-name="Table1.A2" office:value-type="string">
            <text:p text:style-name="P82"><text:s text:c="3"/>/**</text:p>
            <text:p text:style-name="P82"><text:s text:c="5"/>* Method to handle an Obstacle case</text:p>
            <text:p text:style-name="P82"><text:s text:c="5"/>* If we reached thease cases, means that we want to</text:p>
            <text:p text:style-name="P82"><text:s text:c="5"/>* apply an action, but we have an Obstacle. In the </text:p>
            <text:p text:style-name="P82"><text:s text:c="5"/>* current engine, we choose to move the Obstacle aside</text:p>
            <text:p text:style-name="P82"><text:s text:c="5"/>* to let us apply the action and after we apply it, we </text:p>
            <text:p text:style-name="P82"><text:s text:c="5"/>* return the obstacle to it's original place</text:p>
            <text:p text:style-name="P82"><text:s text:c="5"/>* so we add the following to the GoalStack:</text:p>
            <text:p text:style-name="P82"><text:s text:c="5"/>* ST-2. IN_PLACE(obstacle,oldObstaclePlace) = true : Return the </text:p>
            <text:p text:style-name="P82"><text:s text:c="5"/>* <text:s/>obstacle to it's original place</text:p>
            <text:p text:style-name="P82"><text:s text:c="5"/>* ST-1. IN_PLACE(source, targed) = true :</text:p>
            <text:p text:style-name="P82"><text:s text:c="5"/>* <text:s/>move source to targed</text:p>
            <text:p text:style-name="P82"><text:s text:c="5"/>* ST. IN_PLACE(obstacle,tmpPlace) = true : Move the </text:p>
            <text:p text:style-name="P82"><text:s text:c="5"/>* <text:s/>obstacle to temprary place</text:p>
            <text:p text:style-name="P82"><text:s text:c="5"/>*/ </text:p>
            <text:p text:style-name="P82"><text:s text:c="4"/>private void handleObstacleCase(String action){</text:p>
            <text:p text:style-name="P82"><text:s text:c="8"/>Condition currentProblem = problemStack.peek();</text:p>
            <text:p text:style-name="P82"><text:s text:c="8"/>Condition currentGoal = goalStack.peek();</text:p>
            <text:p text:style-name="P82"><text:s text:c="8"/>ArrayList&lt;RecInfo&gt; args;</text:p>
            <text:p text:style-name="P82"><text:s text:c="8"/>Condition newGoal;</text:p>
            <text:p text:style-name="P82"><text:s text:c="8"/>RecInfo source = currentProblem.getArgs().get(0);</text:p>
            <text:p text:style-name="P82"><text:s text:c="8"/>RecInfo targed = currentProblem.getArgs().get(1);</text:p>
            <text:p text:style-name="P82"><text:s text:c="8"/>RecInfo obstacle = api.getObstacle(source,</text:p>
            <text:p text:style-name="P82"><text:s text:c="40"/>action);</text:p>
            <text:p text:style-name="P82"><text:s text:c="8"/>//Rotation and walls case</text:p>
            <text:p text:style-name="P82"><text:s text:c="8"/>if(currentGoal.getName() == Condition.ROTATED &amp;&amp; obstacle == null){</text:p>
            <text:p text:style-name="P82"><text:s text:c="12"/>RecInfo tmpRotationPlace = null;</text:p>
            <text:p text:style-name="P82"><text:s text:c="12"/>if(action == Action.ROTATE_LEFT){</text:p>
            <text:p text:style-name="P82"><text:s text:c="16"/>tmpRotationPlace = api.findPlaceForRotationLeft(source);</text:p>
            <text:p text:style-name="P82"><text:s text:c="12"/>}else{</text:p>
            <text:p text:style-name="P82"><text:s text:c="16"/>tmpRotationPlace = api.findPlaceForRotationRight(source);</text:p>
            <text:p text:style-name="P82"><text:s text:c="12"/>}</text:p>
            <text:p text:style-name="P82"><text:s text:c="12"/>if(tmpRotationPlace == null){</text:p>
            <text:p text:style-name="P82"><text:s text:c="16"/>Global.InvokeAssert(true,"Engine: ERROR! tmpRotationPlace is null");</text:p>
            <text:p text:style-name="P82"><text:s text:c="12"/>}</text:p>
            <text:p text:style-name="P82"><text:s text:c="12"/>args = new ArrayList&lt;RecInfo&gt;();</text:p>
            <text:p text:style-name="P82"><text:s text:c="12"/>args.add(source);</text:p>
            <text:p text:style-name="P82"><text:s text:c="12"/>args.add(tmpRotationPlace);</text:p>
            <text:p text:style-name="P82"><text:s text:c="12"/>newGoal = new Condition(api,</text:p>
            <text:p text:style-name="P82"><text:s text:c="46"/>Condition.IN_PLACE,</text:p>
            <text:p text:style-name="P82"><text:s text:c="46"/>args,true);</text:p>
            <text:p text:style-name="P82"><text:s text:c="12"/>pushToGoalStack(newGoal);</text:p>
            <text:p text:style-name="P82"><text:s text:c="12"/>return;</text:p>
            <text:p text:style-name="P82"><text:s text:c="8"/>} // Rotation and walls case</text:p>
            <text:p text:style-name="P82"/>
            <text:p text:style-name="P82"><text:s text:c="8"/>debugPrint(DEBUG_SPECIFIC,"getObstacle returned "+obstacle);</text:p>
            <text:p text:style-name="P82"><text:s text:c="8"/>RecInfo oldObstaclePlace = obstacle.copy();</text:p>
            <text:p text:style-name="P82"><text:s text:c="8"/>oldObstaclePlace.setDummy();</text:p>
            <text:p text:style-name="P82"><text:s text:c="8"/>RecInfo tmpPlace = api.findTempObstaclePlace(source,</text:p>
            <text:p text:style-name="P82"><text:s text:c="40"/>obstacle,</text:p>
            <text:p text:style-name="P82"><text:s text:c="40"/>action);</text:p>
            <text:p text:style-name="P82"><text:s text:c="8"/>debugPrint(DEBUG_SPECIFIC,"findTempObstaclePlace returned "+tmpPlace);</text:p>
            <text:p text:style-name="P82"><text:s text:c="8"/>boolean needToReturnObstacle = doWeneedToReturnObstacle(oldObstaclePlace,obstacle);</text:p>
            <text:p text:style-name="P82"/>
            <text:p text:style-name="P82"><text:s text:c="8"/>if(needToReturnObstacle){</text:p>
            <text:p text:style-name="P82"><text:soft-page-break/><text:s text:c="12"/>args = new ArrayList&lt;RecInfo&gt;();</text:p>
            <text:p text:style-name="P82"><text:s text:c="12"/>args.add(obstacle);</text:p>
            <text:p text:style-name="P82"><text:s text:c="12"/>args.add(oldObstaclePlace);</text:p>
            <text:p text:style-name="P82"><text:s text:c="12"/>newGoal = new Condition(api,</text:p>
            <text:p text:style-name="P82"><text:s text:c="46"/>Condition.IN_PLACE,</text:p>
            <text:p text:style-name="P82"><text:s text:c="46"/>args,true);</text:p>
            <text:p text:style-name="P82"><text:s text:c="12"/>pushToGoalStack(newGoal);</text:p>
            <text:p text:style-name="P82"><text:s text:c="12"/>args = new ArrayList&lt;RecInfo&gt;();</text:p>
            <text:p text:style-name="P82"><text:s text:c="12"/>args.add(source);</text:p>
            <text:p text:style-name="P82"><text:s text:c="12"/>args.add(targed);</text:p>
            <text:p text:style-name="P82"><text:s text:c="12"/>newGoal = new Condition(api,</text:p>
            <text:p text:style-name="P82"><text:s text:c="46"/>Condition.IN_PLACE,</text:p>
            <text:p text:style-name="P82"><text:s text:c="46"/>args,true);</text:p>
            <text:p text:style-name="P82"><text:s text:c="12"/>pushToGoalStack(newGoal);</text:p>
            <text:p text:style-name="P82"><text:s text:c="8"/>}</text:p>
            <text:p text:style-name="P82"/>
            <text:p text:style-name="P82"><text:s text:c="8"/>args = new ArrayList&lt;RecInfo&gt;();</text:p>
            <text:p text:style-name="P82"><text:s text:c="8"/>args.add(obstacle);</text:p>
            <text:p text:style-name="P82"><text:s text:c="8"/>args.add(tmpPlace);</text:p>
            <text:p text:style-name="P82"><text:s text:c="8"/>newGoal = new Condition(api,</text:p>
            <text:p text:style-name="P82"><text:s text:c="42"/>Condition.IN_PLACE,</text:p>
            <text:p text:style-name="P82"><text:s text:c="42"/>args,true);</text:p>
            <text:p text:style-name="P82"><text:s text:c="8"/>pushToGoalStack(newGoal);</text:p>
            <text:p text:style-name="P82"><text:s text:c="4"/>}</text:p>
          </table:table-cell>
        </table:table-row>
      </table:table>
      <text:p text:style-name="P37"/>
      <text:p text:style-name="P56"><text:span text:style-name="T23"/></text:p>
      <text:p text:style-name="P73">5. The different room case</text:p>
      <text:p text:style-name="P66"><text:span text:style-name="T23"/></text:p>
      <text:p text:style-name="P67"><text:span text:style-name="T23">If our source is in different rooms, we first move to good spot near the doorWay of the current room, then move through the door, and then </text:span><text:span text:style-name="T24">move to the targed place.</text:span></text:p>
      <text:p text:style-name="P68"><text:span text:style-name="T24">I</text:span><text:span text:style-name="T23">f we cannot move through the current doorway, we try also to move through the Alternative room.</text:span></text:p>
      <text:p text:style-name="P68"><text:span text:style-name="T23"/></text:p>
      <text:p text:style-name="P53"/>
      <table:table table:name="Table2" table:style-name="Table2">
        <table:table-column table:style-name="Table2.A"/>
        <table:table-row>
          <table:table-cell table:style-name="Table2.A1" office:value-type="string">
            <text:p text:style-name="P65">CODE: <text:span text:style-name="T26">moveBetweenRooms method from StripsEngine.java</text:span></text:p>
          </table:table-cell>
        </table:table-row>
        <table:table-row table:style-name="Table2.2">
          <table:table-cell table:style-name="Table2.A2" office:value-type="string">
            <text:p text:style-name="P79"/>
          </table:table-cell>
        </table:table-row>
      </table:table>
      <text:p text:style-name="P38"/>
      <text:p text:style-name="P57"><text:span text:style-name="T23"/></text:p>
      <text:p text:style-name="P69"/>
      <text:p text:style-name="P71"><text:span text:style-name="T28">6. </text:span>Technical overview <text:span text:style-name="T29">and using Guide</text:span></text:p>
      <text:p text:style-name="P9"/>
      <text:p text:style-name="P42"><text:tab/><text:span text:style-name="T28">We Implemented our project using Java language. We took the GUI from Jonathan Liberman &amp; Itay Segev and modified it according to our needs. To the original GUI we added Multithreading and Timing for showing the rectangle transitons live and to controll the speed of each move.</text:span></text:p>
      <text:p text:style-name="P42"/>
      <text:p text:style-name="P42"><text:tab/><text:span text:style-name="T30">1) Please Enter the desired move speed to the text field named: MS per move in milliseconds</text:span></text:p>
      <text:p text:style-name="P42"><text:tab/><text:span text:style-name="T30">2) Place the original rectangular furniture on the left board named “Current” and place corresponding rectangles on the right board named “What We want”</text:span></text:p>
      <text:p text:style-name="P42"><text:tab/><text:span text:style-name="T31">3) If you want to observe the Goal stack while the program is working, press on a button “Show Stack” at the top right corner, and place the stack window in any desired place on the screen.</text:span></text:p>
      <text:p text:style-name="P42"><text:tab/><text:span text:style-name="T31">4) Press “Start Simulator” button and enjoy :)</text:span></text:p>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achlieli CLM1" svg:font-family="'Nachlieli CLM'"/>
    <style:font-face style:name="DejaVu Sans Mono" svg:font-family="'DejaVu Sans Mono'"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ya </meta:initial-creator>
    <meta:creation-date>2017-01-02T05:40:09.056023150</meta:creation-date>
    <dc:date>2017-01-29T18:40:46.403193307</dc:date>
    <dc:creator>Ilya </dc:creator>
    <meta:editing-duration>PT5H25M19S</meta:editing-duration>
    <meta:editing-cycles>106</meta:editing-cycles>
    <meta:generator>LibreOffice/5.1.4.2$Linux_X86_64 LibreOffice_project/10m0$Build-2</meta:generator>
    <meta:document-statistic meta:table-count="8" meta:image-count="0" meta:object-count="0" meta:page-count="12" meta:paragraph-count="363" meta:word-count="1589" meta:character-count="18327" meta:non-whitespace-character-count="10938"/>
  </office:meta>
</office:document-meta>
</file>